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5e9" officeooo:paragraph-rsid="001605e9"/>
    </style:style>
    <style:style style:name="P2" style:family="paragraph" style:parent-style-name="Standard">
      <style:text-properties fo:language="ru" fo:country="RU" officeooo:rsid="001605e9" officeooo:paragraph-rsid="001605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бранные места бот</text:p>
      <text:p text:style-name="P1"/>
      <text:p text:style-name="P1">Телеграм бот, позволяющий быстро получать и удобно сохранять информацию об определенном месте.</text:p>
      <text:p text:style-name="P1"/>
      <text:p text:style-name="P1">При запуске бота пользователь вводит название места/организации или его адрес. Бот предоставляет список подходящих под описание мест, из которых пользователь выбирает нужное ему. После выбора бот присылает пользователю сообщение, содержащее краткую информацию о месте, его адрес, ссылку на страницу организации в Яндекс картах<text:span text:style-name="T1">, </text:span><text:span text:style-name="T2">фотографии с данного места. </text:span></text:p>
      <text:p text:style-name="P1"><text:span text:style-name="T2"/></text:p>
      <text:p text:style-name="P2">Такое сообщение можно удобно переслать или сохранить в избранное.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9:22:22.502000000</meta:creation-date>
    <dc:date>2024-03-17T21:36:45.542000000</dc:date>
    <meta:editing-duration>PT1H32M1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71" meta:character-count="534" meta:non-whitespace-character-count="466"/>
  </office:meta>
</office:document-meta>
</file>